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5bc6c" officeooo:paragraph-rsid="0015bc6c"/>
    </style:style>
    <style:style style:name="P2" style:family="paragraph" style:parent-style-name="Text_20_body">
      <style:text-properties fo:font-size="9pt" officeooo:rsid="0015bc6c" officeooo:paragraph-rsid="0015bc6c" style:font-size-asian="9pt" style:font-size-complex="9pt"/>
    </style:style>
    <style:style style:name="P3" style:family="paragraph" style:parent-style-name="Text_20_body" style:list-style-name="L2">
      <style:text-properties fo:font-size="9pt" officeooo:rsid="0015bc6c" officeooo:paragraph-rsid="0015bc6c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mnesia</text:h>
      <text:p text:style-name="Text_20_body"/>
      <text:p text:style-name="P1">Warum kann sie sich nicht erinnern? Stärker: Warum kommen Erinnerungen, die tagsüber im Dunkel liegen, des Nachts hervor?</text:p>
      <text:p text:style-name="P1"/>
      <text:p text:style-name="P2">4 Formen des dissoziativen Amnesie</text:p>
      <text:list xml:id="list2431999398992139365" text:style-name="L2">
        <text:list-item>
          <text:p text:style-name="P3">Lokalisierte Amnesie: vollständiger Gedächtnisverlust einer zeitlich genau eingrenzbaren Periode</text:p>
        </text:list-item>
        <text:list-item>
          <text:p text:style-name="P3">Selektive Amnesie: umfasst nur bestimmte Ereignisse eines umgrenzten Zeitabschnittes</text:p>
        </text:list-item>
        <text:list-item>
          <text:p text:style-name="P3">Generalisierte Amnesie: Verlust aller Erinnerungen an das bisherige Leben, mind. jedoch für ein gewisse Anzahl zurückliegender Jahre </text:p>
        </text:list-item>
        <text:list-item>
          <text:p text:style-name="P3">Andauernde Amnesie: ein noch fortbestehender anterograder Amnesieprozess (Unfähigkeit, neu aufgetretene Ereignisse kognitiv zu integrieren und zu erinnern)</text:p>
        </text:list-item>
        <text:list-item>
          <text:p text:style-name="P3">Systematisierte Amnesie: Erinnerungsverlust von bestimmten Kategorien von Informationen (z.B. Erinnerungen an die eigene Familie oder bestimmte Personen</text:p>
        </text:list-item>
      </text:list>
      <text:p text:style-name="P1"/>
      <text:p text:style-name="P1">Der Fall eines Mannes, der vor den Augen anderer Verletzte aus einem Flugzeug geborgen h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08:18:44.954229491</meta:creation-date>
    <meta:generator>LibreOffice/4.2.7.2$Linux_X86_64 LibreOffice_project/420m0$Build-2</meta:generator>
    <dc:date>2016-06-08T08:32:31.590722320</dc:date>
    <meta:editing-duration>PT13M10S</meta:editing-duration>
    <meta:editing-cycles>2</meta:editing-cycles>
    <meta:document-statistic meta:table-count="0" meta:image-count="0" meta:object-count="0" meta:page-count="1" meta:paragraph-count="9" meta:word-count="113" meta:character-count="878" meta:non-whitespace-character-count="778"/>
  </office:meta>
</office:document-meta>
</file>